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font-style="normal" style:text-underline-style="solid" style:text-underline-width="auto" style:text-underline-color="font-color" style:font-size-asian="14pt" style:font-style-asian="normal" style:font-size-complex="14pt" style:font-style-complex="normal"/>
    </style:style>
    <style:style style:name="P2" style:family="paragraph" style:parent-style-name="Standard">
      <style:text-properties fo:font-style="normal" style:text-underline-style="solid" style:text-underline-width="auto" style:text-underline-color="font-color" style:font-style-asian="normal" style:font-style-complex="normal"/>
    </style:style>
    <style:style style:name="P3" style:family="paragraph" style:parent-style-name="Standard" style:list-style-name="L1"/>
    <style:style style:name="P4" style:family="paragraph" style:parent-style-name="Standard">
      <style:paragraph-properties fo:text-align="center" style:justify-single-word="false"/>
      <style:text-properties fo:font-size="16pt" fo:font-style="normal" style:text-underline-style="none" style:font-size-asian="16pt" style:font-style-asian="normal" style:font-size-complex="16pt" style:font-style-complex="normal"/>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font-size="14pt" fo:font-style="normal" style:text-underline-style="solid" style:text-underline-width="auto" style:text-underline-color="font-color" style:font-size-asian="14pt" style:font-style-asian="normal" style:font-size-complex="14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hell : Spécifications fonctionnelles</text:p>
      <text:p text:style-name="P2"/>
      <text:p text:style-name="P2"/>
      <text:p text:style-name="P1">Fonctionnement général</text:p>
      <text:p text:style-name="P2"/>
      <text:p text:style-name="Standard"><text:tab/>L'utilisateur tape la commande souhaitée, ainsi que ses éventuels arguments et termine par un appui sur la touche Entrée. Un appui sur la touche retour arrière permet d'effacer le dernier caractère tapé. Cela fonctionne même si le caractère en question était un caractère de contrôle. Les arguments doivent être séparés par au moins un espace. Si la commande ainsi entrée n'existe pas, un message d'erreur s'affiche.</text:p>
      <text:p text:style-name="Standard"/>
      <text:p text:style-name="Standard"><text:tab/>Certaines commandes nécessitent un argument pour fonctionner. Si cet argument est absent/invalide, un message d'erreur s'affiche. En cas d'arguments superflus, la commande s'effectue normalement. Les commandes echo et autocomp font exception à cette règle : elles nécessitent un unique argument pour fonctionner.</text:p>
      <text:p text:style-name="Standard"/>
      <text:p text:style-name="Standard"><text:tab/>La commande help décrit les commandes disponibles.</text:p>
      <text:p text:style-name="Standard"/>
      <text:p text:style-name="P2"/>
      <text:p text:style-name="P1">Autocomplétion</text:p>
      <text:p text:style-name="P2"/>
      <text:p text:style-name="Standard"><text:tab/>Si l'autocomplétion est activée, selon les caractères tapés par l'utilisateur, un appui sur la touche tab produit le comportement suivant :</text:p>
      <text:list xml:id="list8831335701" text:style-name="L1">
        <text:list-item>
          <text:p text:style-name="P3">Si aucune commande ne commence par ces caractères, rien ne se passe.</text:p>
        </text:list-item>
        <text:list-item>
          <text:p text:style-name="P3">S'il y a plusieurs commandes possibles, elles sont toutes affichées à l'écran. La commande que l'utilisateur avait commencé à taper n'est pas modifiée.</text:p>
        </text:list-item>
        <text:list-item>
          <text:p text:style-name="P3">S'il y a une seule commande candidate, la commande de l'utilisateur est complétée automatiquement.</text:p>
        </text:list-item>
      </text:list>
      <text:p text:style-name="Standard"/>
      <text:p text:style-name="Standard"><text:tab/>Si l'autocomplétion n'est pas activée, l'appui sur la touche tab affiche une tabulation.</text:p>
      <text:p text:style-name="Standard"/>
      <text:p text:style-name="Standard"><text:tab/>La commande autocomp sert à activer/désactiver l'autocomplétion.</text:p>
      <text:p text:style-name="Standard"/>
      <text:p text:style-name="Standard"><text:tab/></text:p>
      <text:p text:style-name="Standard"><text:span text:style-name="T2">Historique de commandes</text:span> </text:p>
      <text:p text:style-name="Standard"/>
      <text:p text:style-name="Standard"><text:tab/>A chaque fois qu'une commande non vide est validée par l'utilisateur, elle est stockée dans l'historique. L'historique conserve au plus les 50 dernières commandes validées. </text:p>
      <text:p text:style-name="Standard"/>
      <text:p text:style-name="Standard"><text:tab/>Un appui sur la flèche du haut permet à l'utilisateur de remonter d'une commande dans l'historique, en partant de la commande la plus récente. Si l'historique ne peut plus être remonté, l'appui est sans effet. Un appui sur la flèche du bas fonctionne de manière similaire mais en descendant dans l'historique.</text:p>
      <text:p text:style-name="Standard"/>
      <text:p text:style-name="Standard"><text:tab/>Chaque commande de l'historique ainsi consultée remplace la commande courante que l'utilisateur était en train de taper. C'est cette copie que l'utilisateur peut éditer. Il ne peut ainsi pas modifier les commandes directement dans l'histo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simag </meta:initial-creator>
    <meta:creation-date>2016-06-09T16:29:10</meta:creation-date>
    <dc:date>2016-06-09T17:40:36</dc:date>
    <dc:creator>ensimag </dc:creator>
    <meta:editing-duration>PT58M51S</meta:editing-duration>
    <meta:editing-cycles>12</meta:editing-cycles>
    <meta:generator>LibreOffice/3.5$Linux_X86_64 LibreOffice_project/350m1$Build-2</meta:generator>
    <meta:document-statistic meta:table-count="0" meta:image-count="0" meta:object-count="0" meta:page-count="1" meta:paragraph-count="17" meta:word-count="329" meta:character-count="2222" meta:non-whitespace-character-count="1900"/>
  </office:meta>
</office:document-meta>
</file>